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2pt"/>
    </style:style>
    <style:style style:name="P2" style:family="paragraph" style:parent-style-name="Standard">
      <style:text-properties fo:color="#000000" style:font-name="Times" fo:font-size="12pt" officeooo:paragraph-rsid="0029525a"/>
    </style:style>
    <style:style style:name="P3" style:family="paragraph" style:parent-style-name="Standard">
      <style:text-properties fo:color="#000000" style:font-name="Times" fo:font-size="12pt" officeooo:paragraph-rsid="002d0007"/>
    </style:style>
    <style:style style:name="P4" style:family="paragraph" style:parent-style-name="Standard">
      <style:text-properties fo:color="#000000" style:font-name="Times" fo:font-size="8pt"/>
    </style:style>
    <style:style style:name="P5" style:family="paragraph" style:parent-style-name="Standard">
      <style:text-properties fo:color="#000000" style:font-name="Times" fo:font-size="12pt"/>
    </style:style>
    <style:style style:name="P6" style:family="paragraph" style:parent-style-name="Standard">
      <style:text-properties fo:color="#000000" style:font-name="Times" fo:font-size="12pt" officeooo:rsid="003738c0" officeooo:paragraph-rsid="003738c0"/>
    </style:style>
    <style:style style:name="P7" style:family="paragraph" style:parent-style-name="Standard">
      <style:text-properties fo:color="#000000" style:font-name="Times" fo:font-size="12pt" officeooo:paragraph-rsid="003738c0"/>
    </style:style>
    <style:style style:name="T1" style:family="text">
      <style:text-properties fo:font-weight="bold"/>
    </style:style>
    <style:style style:name="T2" style:family="text">
      <style:text-properties fo:font-weight="bold" officeooo:rsid="001c7a0f"/>
    </style:style>
    <style:style style:name="T3" style:family="text">
      <style:text-properties fo:font-weight="bold" officeooo:rsid="003738c0"/>
    </style:style>
    <style:style style:name="T4" style:family="text">
      <style:text-properties officeooo:rsid="00192c73"/>
    </style:style>
    <style:style style:name="T5" style:family="text">
      <style:text-properties officeooo:rsid="001a08bf"/>
    </style:style>
    <style:style style:name="T6" style:family="text">
      <style:text-properties officeooo:rsid="001a8616"/>
    </style:style>
    <style:style style:name="T7" style:family="text">
      <style:text-properties officeooo:rsid="001c2f9a"/>
    </style:style>
    <style:style style:name="T8" style:family="text">
      <style:text-properties officeooo:rsid="001c7a0f"/>
    </style:style>
    <style:style style:name="T9" style:family="text">
      <style:text-properties officeooo:rsid="001df9de"/>
    </style:style>
    <style:style style:name="T10" style:family="text">
      <style:text-properties officeooo:rsid="001e3652"/>
    </style:style>
    <style:style style:name="T11" style:family="text">
      <style:text-properties officeooo:rsid="0020059b"/>
    </style:style>
    <style:style style:name="T12" style:family="text">
      <style:text-properties officeooo:rsid="002126cb"/>
    </style:style>
    <style:style style:name="T13" style:family="text">
      <style:text-properties officeooo:rsid="00239b8e"/>
    </style:style>
    <style:style style:name="T14" style:family="text">
      <style:text-properties officeooo:rsid="0028f94b"/>
    </style:style>
    <style:style style:name="T15" style:family="text">
      <style:text-properties officeooo:rsid="0029525a"/>
    </style:style>
    <style:style style:name="T16" style:family="text">
      <style:text-properties officeooo:rsid="002d0007"/>
    </style:style>
    <style:style style:name="T17" style:family="text">
      <style:text-properties officeooo:rsid="002e2a40"/>
    </style:style>
    <style:style style:name="T18" style:family="text">
      <style:text-properties officeooo:rsid="0031d7c6"/>
    </style:style>
    <style:style style:name="T19" style:family="text">
      <style:text-properties officeooo:rsid="003421e4"/>
    </style:style>
    <style:style style:name="T20" style:family="text">
      <style:text-properties officeooo:rsid="003738c0"/>
    </style:style>
    <style:style style:name="T21" style:family="text">
      <style:text-properties style:text-position="sub 58%" officeooo:rsid="003738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ternal variability of the Southern Ocean carbon sink in MPI-ESM large ensemble simulations: </text:span><text:span text:style-name="T2">assessment of westerly wind </text:span><text:span text:style-name="T1">changes </text:span><text:span text:style-name="T3">(ICDC)</text:span></text:p>
      <text:p text:style-name="P6"><text:span text:style-name="T1">or</text:span></text:p>
      <text:p text:style-name="P6"><text:span text:style-name="T1">Decadal trend in the Southern Ocean carbon sink in MPI-ESM Large Ensemble (EGU poster)</text:span></text:p>
      <text:p text:style-name="P6"><text:span text:style-name="T1">or </text:span></text:p>
      <text:p text:style-name="P6"><text:span text:style-name="T1">MPI-ESM Large Ensemble simulations caption decadal internal variability in the Southern Ocean carbon sink</text:span></text:p>
      <text:p text:style-name="P6"><text:span text:style-name="T1">or </text:span></text:p>
      <text:p text:style-name="P6"><text:span text:style-name="T1">Can a perturbed initial conditions large ensemble capture decadal trends in the Southern Ocean carbon sink?</text:span></text:p>
      <text:p text:style-name="P6"><text:span text:style-name="T1">or </text:span></text:p>
      <text:p text:style-name="P6"><text:span text:style-name="T1">The role of internal variability for decadal carbon uptake anomalies in the</text:span></text:p>
      <text:p text:style-name="P6"><text:span text:style-name="T1">Southern Ocean (EGU abstract)</text:span></text:p>
      <text:p text:style-name="P1"/>
      <text:p text:style-name="P1">Aaron Spring, Hongmei Li, Tatiana Ilyina</text:p>
      <text:p text:style-name="P4">Max Planck Institute for Meteorology, Bundesstraße 53, 20146 Hamburg, Germany</text:p>
      <text:p text:style-name="P4"/>
      <text:p text:style-name="P1"><text:s/></text:p>
      <text:p text:style-name="P2">Observation-based estimates report a large variability in the Southern Ocean carbon sink. <text:span text:style-name="T15">Sparse observational data lack the ability to show the dynamics of internally varying processes, which demands for the evaluation with models.</text:span> By analyzing a <text:span text:style-name="T8">historical </text:span>large ensemble of 100 simulations based on Max Planck Institute’s Earth System Model (MPI-ESM) with <text:span text:style-name="T8">slightly </text:span>different initial conditions but identical forcing, we assess modeled internal variability of the Southern Ocean carbon sink <text:span text:style-name="T18">and</text:span> address the following three research questions:</text:p>
      <text:p text:style-name="P1"/>
      <text:p text:style-name="P1">1) How large is the modeled internal variability in the Southern Ocean carbon sink?</text:p>
      <text:p text:style-name="P1">2) <text:span text:style-name="T8">Do we find simil</text:span>ar trends to those observed in the 1990s and 2000s <text:span text:style-name="T8">in this large ensemble</text:span>?</text:p>
      <text:p text:style-name="P1">3) Which processes drive decadal internal variability in <text:span text:style-name="T8">this</text:span> large ensemble?</text:p>
      <text:p text:style-name="P1"/>
      <text:p text:style-name="P1">We quantify the <text:span text:style-name="T8">decadal </text:span>internal variability of the Southern Ocean carbon sink south of 35°S <text:span text:style-name="T14">at</text:span> ±0.<text:span text:style-name="T19">18</text:span> Pg<text:span text:style-name="T11">C</text:span> (<text:span text:style-name="T19">1</text:span>σ ensemble standard deviatio<text:span text:style-name="T14">n</text:span>). <text:s/></text:p>
      <text:p text:style-name="P1"/>
      <text:p text:style-name="P7">We <text:span text:style-name="T18">identify</text:span> decadal trends in the Southern Ocean carbon sink <text:span text:style-name="T14">similar to those observed in observations.</text:span> <text:span text:style-name="T17">Decadal internal variability is</text:span> driven <text:span text:style-name="T9">primarily </text:span>by the strength of the westerly winds <text:span text:style-name="T9">which triggers responses in the thermal pump, </text:span>upper-ocean <text:span text:style-name="T18">overturning</text:span> circulation <text:span text:style-name="T20">and biology</text:span>.</text:p>
      <text:p text:style-name="P1"/>
      <text:p text:style-name="P7">Sea-surface temperature <text:span text:style-name="T20">decreases south of 50°S, which </text:span>facilitates deeper mixing <text:span text:style-name="T20">and leads to a negative thermal CO</text:span><text:span text:style-name="T21">2</text:span><text:span text:style-name="T20"> flux contribution, but the non-thermal response overwhelms:</text:span> </text:p>
      <text:p text:style-name="P7">Intensified westerly winds in the Southern Ocean strengthen the upper-ocean <text:span text:style-name="T13">overturning</text:span> <text:span text:style-name="T6">circulation. T</text:span>he corresponding upwelling south of 50°S, <text:span text:style-name="T9">the</text:span> <text:span text:style-name="T6">northward Ekman transport and the downwelling</text:span> <text:span text:style-name="T4">at</text:span> <text:span text:style-name="T10">3</text:span>0-<text:span text:style-name="T10">5</text:span>0°S is <text:span text:style-name="T5">enhanced</text:span>. The strengthened upwelling to the south of 50°S brings more carbon-rich water<text:span text:style-name="T20">s</text:span> from <text:span text:style-name="T7">the </text:span>deep ocean to the surface, and hence increase surface dissolved inorganic carbon which weakens the carbon sink.</text:p>
      <text:p text:style-name="P7">Intensifying winds mix the water column deeper than usual. Thereby standing stock of phytoplankton is <text:span text:style-name="T18">mixed</text:span> deeper into the ocean. <text:span text:style-name="T9">Light limitations</text:span> at depth reduce the phytoplankton growth rate <text:span text:style-name="T9">resulting in a decrease of</text:span> total primary producti<text:span text:style-name="T9">on</text:span> and hence the carbon sink. <text:span text:style-name="T12">The increased upwelling nutrient supply does not strengthen primary production </text:span><text:soft-page-break/><text:span text:style-name="T12">because nutrients are already abundant in the surface waters.</text:span></text:p>
      <text:p text:style-name="P1"/>
      <text:p text:style-name="P3">Both responses towards intensified winds - biology and <text:span text:style-name="T13">upper-ocean overturning </text:span>circulation - weaken the carbon sink at the latitudes with the largest internal variability (50-60°S) <text:span text:style-name="T16">and for the overall Southern Ocean south of 35°S</text:span>. The same mechanisms apply vice versa for decreasing wind strengths leading to <text:span text:style-name="T9">an increase</text:span> in the carbon sin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7a864d8825610a8c07cfc3bc01dd4fce6a9447e5</meta:generator>
    <dc:date>2017-05-12T14:15:55.212230383</dc:date>
    <meta:editing-duration>P6DT13H19M56S</meta:editing-duration>
    <meta:editing-cycles>17</meta:editing-cycles>
    <meta:print-date>2017-02-21T11:51:07.621152386</meta:print-date>
    <meta:document-statistic meta:table-count="0" meta:image-count="0" meta:object-count="0" meta:page-count="2" meta:paragraph-count="23" meta:word-count="479" meta:character-count="3239" meta:non-whitespace-character-count="2774"/>
  </office:meta>
</office:document-meta>
</file>